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555555" style:font-name="Open Sans" fo:font-size="9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drive.google.com/file/d/12f837jaztjPjp9LxgcUxIFfmuTSX9ZR6/view" text:style-name="Internet_20_link" text:visited-style-name="Visited_20_Internet_20_Link">https://drive.google.com/file/d/12f837jaztjPjp9LxgcUxIFfmuTSX9ZR6/view</text:a> </text:p>
      <text:p text:style-name="P1"><text:a xlink:type="simple" xlink:href="https://drive.google.com/file/d/10fumS2_B6jQvCtKwQmnJHWV2MBhmsMeX/view" text:style-name="Internet_20_link" text:visited-style-name="Visited_20_Internet_20_Link">https://drive.google.com/file/d/10fumS2_B6jQvCtKwQmnJHWV2MBhmsMeX/view</text:a> </text:p>
      <text:p text:style-name="P1"><text:a xlink:type="simple" xlink:href="https://drive.google.com/file/d/1koGQ2FnFSStVCo_CwsW_OBuTvXrdYZz2/view" text:style-name="Internet_20_link" text:visited-style-name="Visited_20_Internet_20_Link">https://drive.google.com/file/d/1koGQ2FnFSStVCo_CwsW_OBuTvXrdYZz2/view</text:a> </text:p>
      <text:p text:style-name="P1"><text:a xlink:type="simple" xlink:href="https://drive.google.com/file/d/10XI4Nync1EgXDZRs2fV-CPDuymTtgYHA/view" text:style-name="Internet_20_link" text:visited-style-name="Visited_20_Internet_20_Link">https://drive.google.com/file/d/10XI4Nync1EgXDZRs2fV-CPDuymTtgYHA/view</text:a> </text:p>
      <text:p text:style-name="P1"><text:a xlink:type="simple" xlink:href="https://drive.google.com/file/d/1FnOOGBW2RzaZ-ma-wFLo45aaAgzqf2Sj/view" text:style-name="Internet_20_link" text:visited-style-name="Visited_20_Internet_20_Link">https://drive.google.com/file/d/1FnOOGBW2RzaZ-ma-wFLo45aaAgzqf2Sj/view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00H00M35S</meta:editing-duration>
    <meta:editing-cycles>2</meta:editing-cycles>
    <meta:generator>OpenOffice/4.1.6$Win32 OpenOffice.org_project/416m1$Build-9790</meta:generator>
    <dc:date>2020-06-25T13:14:44.78</dc:date>
    <meta:document-statistic meta:table-count="0" meta:image-count="0" meta:object-count="0" meta:page-count="1" meta:paragraph-count="5" meta:word-count="5" meta:character-count="355"/>
    <meta:user-defined meta:name="Info 1"/>
    <meta:user-defined meta:name="Info 2"/>
    <meta:user-defined meta:name="Info 3"/>
    <meta:user-defined meta:name="Info 4"/>
  </office:meta>
</office:document-meta>
</file>